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004f" officeooo:paragraph-rsid="001d004f"/>
    </style:style>
    <style:style style:name="P2" style:family="paragraph" style:parent-style-name="Standard">
      <style:text-properties style:font-name="Arial" fo:font-weight="normal" officeooo:rsid="001c637f" officeooo:paragraph-rsid="001d004f" style:font-weight-asian="normal" style:font-weight-complex="normal"/>
    </style:style>
    <style:style style:name="P3" style:family="paragraph" style:parent-style-name="Standard" style:list-style-name="L1">
      <style:text-properties officeooo:rsid="001c637f" officeooo:paragraph-rsid="001d004f"/>
    </style:style>
    <style:style style:name="P4" style:family="paragraph" style:parent-style-name="Standard" style:list-style-name="L1">
      <style:text-properties fo:font-style="italic" officeooo:rsid="001d004f" officeooo:paragraph-rsid="001d004f" style:font-style-asian="italic" style:font-style-complex="italic"/>
    </style:style>
    <style:style style:name="T1" style:family="text">
      <style:text-properties style:font-name="Arial" fo:font-weight="bold" officeooo:rsid="001d004f" style:font-weight-asian="bold" style:font-weight-complex="bold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1d004f" style:font-weight-asian="normal" style:font-weight-complex="normal"/>
    </style:style>
    <style:style style:name="T4" style:family="text">
      <style:text-properties style:font-name="Arial" style:text-underline-style="solid" style:text-underline-width="auto" style:text-underline-color="font-color" fo:font-weight="normal" officeooo:rsid="001d004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normal:</text:p>
      <text:list xml:id="list7393874077977693308" text:style-name="L1">
        <text:list-item>
          <text:p text:style-name="P3"><text:span text:style-name="T1">Administrador</text:span><text:span text:style-name="T3"> selecciona proyecto a revisar.</text:span></text:p>
        </text:list-item>
        <text:list-item>
          <text:p text:style-name="P3"><text:span text:style-name="T4">Sistema</text:span><text:span text:style-name="T2"> </text:span><text:span text:style-name="T3">muestra datos del proyecto correspondiente al seleccionado</text:span><text:span text:style-name="T2">.</text:span></text:p>
        </text:list-item>
        <text:list-item>
          <text:p text:style-name="P3"><text:span text:style-name="T1">Administrador</text:span><text:span text:style-name="T2"> </text:span><text:span text:style-name="T3">selecciona contacto a revisar</text:span><text:span text:style-name="T2">.</text:span></text:p>
        </text:list-item>
        <text:list-item>
          <text:p text:style-name="P3"><text:span text:style-name="T4">Sistema</text:span><text:span text:style-name="T2"> </text:span><text:span text:style-name="T3">muestra datos del contacto</text:span><text:span text:style-name="T2">.</text:span></text:p>
          <text:p text:style-name="P4"><text:span text:style-name="T3">S</text:span><text:span text:style-name="T2">e repiten los pasos del 2 al 4 hasta que el administrador haya revisado todos los contactos necesarios del proyec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004f" officeooo:paragraph-rsid="001d004f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Revisar estado de contactos: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0T00:34:32.938380004</dc:date>
    <meta:editing-duration>PT14M4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53" meta:character-count="357" meta:non-whitespace-character-count="314"/>
  </office:meta>
</office:document-meta>
</file>